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29ebdb" officeooo:paragraph-rsid="002e6f86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rsid="0029ebdb" officeooo:paragraph-rsid="00338b5d"/>
    </style:style>
    <style:style style:name="P7" style:family="paragraph" style:parent-style-name="Text_20_body">
      <style:paragraph-properties fo:text-align="justify" style:justify-single-word="false"/>
      <style:text-properties officeooo:rsid="002d24d3" officeooo:paragraph-rsid="002d24d3"/>
    </style:style>
    <style:style style:name="P8" style:family="paragraph" style:parent-style-name="Text_20_body">
      <style:paragraph-properties fo:text-align="justify" style:justify-single-word="false"/>
      <style:text-properties officeooo:paragraph-rsid="002e6f86"/>
    </style:style>
    <style:style style:name="P9" style:family="paragraph" style:parent-style-name="Text_20_body">
      <style:paragraph-properties fo:text-align="justify" style:justify-single-word="false"/>
      <style:text-properties officeooo:paragraph-rsid="00338b5d"/>
    </style:style>
    <style:style style:name="P10" style:family="paragraph" style:parent-style-name="Text_20_body">
      <style:text-properties officeooo:paragraph-rsid="002e6f86"/>
    </style:style>
    <style:style style:name="P11" style:family="paragraph" style:parent-style-name="Text_20_body">
      <style:text-properties fo:font-size="12pt" officeooo:paragraph-rsid="00338b5d" style:font-size-asian="10.5pt" style:font-size-complex="12pt"/>
    </style:style>
    <style:style style:name="P12" style:family="paragraph" style:parent-style-name="Text_20_body">
      <style:text-properties officeooo:paragraph-rsid="00338b5d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>
      <loext:graphic-properties draw:fill="solid" draw:fill-color="#72bf44"/>
    </style:style>
    <style:style style:name="P17" style:family="paragraph"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fo:font-weight="normal" officeooo:rsid="0028a393" style:font-weight-asian="normal" style:font-weight-complex="normal"/>
    </style:style>
    <style:style style:name="T6" style:family="text">
      <style:text-properties fo:font-weight="normal" officeooo:rsid="002b42d2" style:font-weight-asian="normal" style:font-weight-complex="normal"/>
    </style:style>
    <style:style style:name="T7" style:family="text">
      <style:text-properties officeooo:rsid="002d24d3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d8f9e"/>
    </style:style>
    <style:style style:name="T10" style:family="text">
      <style:text-properties style:font-name="Times New Roman" officeooo:rsid="00338b5d"/>
    </style:style>
    <style:style style:name="T11" style:family="text">
      <style:text-properties officeooo:rsid="002d8f9e"/>
    </style:style>
    <style:style style:name="T12" style:family="text">
      <style:text-properties officeooo:rsid="00324536"/>
    </style:style>
    <style:style style:name="T13" style:family="text">
      <style:text-properties fo:font-size="15pt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72bf44" draw:textarea-horizontal-align="justify" draw:textarea-vertical-align="middle" draw:auto-grow-height="false" fo:min-height="14.187cm" fo:min-width="13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38cm" fo:min-width="13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773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1cm" fo:min-width="3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3.51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3.484cm" fo:min-width="3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35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3.175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38cm" fo:min-width="12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4.364cm" fo:min-width="12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3.775cm" fo:min-width="1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607cm" fo:min-width="2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554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2.745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Proyecto boceto gráf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5"> </text:span><text:span text:style-name="T6">DAWEC</text:span></text:p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_Toc351_2719776763" text:style-name="Index_20_Link" text:visited-style-name="Index_20_Link">0 Introducción<text:tab/>3</text:a></text:p>
          <text:p text:style-name="P15"><text:a xlink:type="simple" xlink:href="#__RefHeading___Toc353_2719776763" text:style-name="Index_20_Link" text:visited-style-name="Index_20_Link">1 Página de inicio<text:tab/>4</text:a></text:p>
          <text:p text:style-name="P15"><text:a xlink:type="simple" xlink:href="#__RefHeading___Toc355_2719776763" text:style-name="Index_20_Link" text:visited-style-name="Index_20_Link">2 Planificador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3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7"><text:span text:style-name="T8"><text:tab/>Nuestra web contará con una serie de páginas enlazadas a través de un menú inicial que nos ayudará a una navegación más simple e intuitiva. Constará de varias páginas, que pasaremos a describir a continuación, así como de una validación de usuario caso de que este quiera acceder a su espacio dentro de la web </text:span><text:span text:style-name="T10">y administrar sus viajes.</text:span></text:p>
      <text:h text:style-name="P14" text:outline-level="1"><text:bookmark-start text:name="__RefHeading___Toc353_2719776763"/><text:span text:style-name="T11">1</text:span> <text:span text:style-name="T11">Página de inicio</text:span><text:bookmark-end text:name="__RefHeading___Toc353_2719776763"/></text:h>
      <text:p text:style-name="Text_20_body"><text:span text:style-name="T9"><text:tab/></text:span></text:p>
      <text:p text:style-name="P8"/>
      <text:p text:style-name="P10"><draw:custom-shape text:anchor-type="paragraph" draw:z-index="1" draw:name="Forma5" draw:style-name="gr2" draw:text-style-name="P17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a3" draw:style-name="gr3" draw:text-style-name="P18" svg:width="1.959cm" svg:height="0.715cm" svg:x="4.399cm" svg:y="0.365cm"><draw:text-box><text:p><text:span text:style-name="T13">Menú</text:span></text:p></draw:text-box></draw:frame><draw:custom-shape text:anchor-type="paragraph" draw:z-index="4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a1" draw:style-name="gr1" draw:text-style-name="P16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6" draw:name="Forma3" draw:style-name="gr3" draw:text-style-name="P18" svg:width="1.959cm" svg:height="0.715cm" svg:x="2.256cm" svg:y="0.339cm"><draw:text-box><text:p><text:span text:style-name="T13">Logo</text:span></text:p></draw:text-box></draw:frame></text:p>
      <text:p text:style-name="P10"><draw:frame text:anchor-type="paragraph" draw:z-index="5" draw:name="Forma6" draw:style-name="gr6" draw:text-style-name="P20" svg:width="2.488cm" svg:height="0.489cm" svg:x="11.993cm" svg:y="-0.187cm"><draw:text-box><text:p>Usuario</text:p></draw:text-box></draw:frame></text:p>
      <text:p text:style-name="P10"><draw:custom-shape text:anchor-type="paragraph" draw:z-index="3" draw:name="Forma4" draw:style-name="gr4" draw:text-style-name="P19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10"><draw:frame text:anchor-type="paragraph" draw:z-index="6" draw:name="Forma7" draw:style-name="gr7" draw:text-style-name="P20" svg:width="6.06cm" svg:height="0.766cm" svg:x="2.441cm" svg:y="-0.011cm"><draw:text-box><text:p>Carrusel Imágenes aleatorias</text:p></draw:text-box></draw:frame></text:p>
      <text:p text:style-name="P10"><draw:custom-shape text:anchor-type="paragraph" draw:z-index="9" draw:name="Forma8_5" draw:style-name="gr9" draw:text-style-name="P19" svg:width="3.386cm" svg:height="3.484cm" svg:x="2.642cm" svg:y="0.302cm"><text:p/><draw:enhanced-geometry svg:viewBox="0 0 21600 21600" draw:type="rectangle" draw:enhanced-path="M 0 0 L 21600 0 21600 21600 0 21600 0 0 Z N"/></draw:custom-shape><draw:custom-shape text:anchor-type="paragraph" draw:z-index="7" draw:name="Forma8_3" draw:style-name="gr8" draw:text-style-name="P19" svg:width="3.387cm" svg:height="3.511cm" svg:x="6.578cm" svg:y="0.275cm"><text:p/><draw:enhanced-geometry svg:viewBox="0 0 21600 21600" draw:type="rectangle" draw:enhanced-path="M 0 0 L 21600 0 21600 21600 0 21600 0 0 Z N"/></draw:custom-shape><draw:custom-shape text:anchor-type="paragraph" draw:z-index="8" draw:name="Forma8_4" draw:style-name="gr9" draw:text-style-name="P19" svg:width="3.386cm" svg:height="3.484cm" svg:x="10.608cm" svg:y="0.302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11" draw:name="Forma9_0" draw:style-name="gr11" draw:text-style-name="P19" svg:width="3.282cm" svg:height="3.176cm" svg:x="2.626cm" svg:y="0.005cm"><text:p/><draw:enhanced-geometry svg:viewBox="0 0 21600 21600" draw:type="rectangle" draw:enhanced-path="M 0 0 L 21600 0 21600 21600 0 21600 0 0 Z N"/></draw:custom-shape><draw:custom-shape text:anchor-type="paragraph" draw:z-index="10" draw:name="Forma9" draw:style-name="gr10" draw:text-style-name="P19" svg:width="3.255cm" svg:height="3.236cm" svg:x="6.86cm" svg:y="-0.026cm"><text:p/><draw:enhanced-geometry svg:viewBox="0 0 21600 21600" draw:type="rectangle" draw:enhanced-path="M 0 0 L 21600 0 21600 21600 0 21600 0 0 Z N"/></draw:custom-shape><draw:frame text:anchor-type="paragraph" draw:z-index="12" draw:name="Forma3_1" draw:style-name="gr3" draw:text-style-name="P18" svg:width="1.885cm" svg:height="0.715cm" svg:x="2.886cm" svg:y="0.159cm"><draw:text-box><text:p><text:span text:style-name="T13">Noticia</text:span></text:p></draw:text-box></draw:frame><draw:custom-shape text:anchor-type="paragraph" draw:z-index="13" draw:name="Forma9" draw:style-name="gr10" draw:text-style-name="P19" svg:width="3.255cm" svg:height="3.236cm" svg:x="11.305cm" svg:y="-0.048cm"><text:p/><draw:enhanced-geometry svg:viewBox="0 0 21600 21600" draw:type="rectangle" draw:enhanced-path="M 0 0 L 21600 0 21600 21600 0 21600 0 0 Z N"/></draw:custom-shape><draw:frame text:anchor-type="paragraph" draw:z-index="14" draw:name="Forma3_1" draw:style-name="gr3" draw:text-style-name="P18" svg:width="1.885cm" svg:height="0.715cm" svg:x="7.278cm" svg:y="0.212cm"><draw:text-box><text:p><text:span text:style-name="T13">Noticia</text:span></text:p></draw:text-box></draw:frame><draw:frame text:anchor-type="paragraph" draw:z-index="15" draw:name="Forma3_1" draw:style-name="gr3" draw:text-style-name="P18" svg:width="1.885cm" svg:height="0.715cm" svg:x="11.696cm" svg:y="0.185cm"><draw:text-box><text:p><text:span text:style-name="T13">Noticia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5"><draw:custom-shape text:anchor-type="paragraph" draw:z-index="17" draw:name="Forma5" draw:style-name="gr12" draw:text-style-name="P17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" draw:style-name="gr3" draw:text-style-name="P18" svg:width="1.959cm" svg:height="0.715cm" svg:x="2.494cm" svg:y="-0.058cm"><draw:text-box><text:p><text:span text:style-name="T13">Pie</text:span></text:p></draw:text-box></draw:frame><draw:custom-shape text:anchor-type="paragraph" draw:z-index="19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a6" draw:style-name="gr6" draw:text-style-name="P20" svg:width="2.488cm" svg:height="0.489cm" svg:x="11.649cm" svg:y="0.005cm"><draw:text-box><text:p>Enlaces</text:p></draw:text-box></draw:frame><text:span text:style-name="T9"/></text:p>
      <text:p text:style-name="Text_20_body"><text:span text:style-name="T9"/></text:p>
      <text:h text:style-name="P14" text:outline-level="1"><text:bookmark-start text:name="__RefHeading___Toc355_2719776763"/><text:span text:style-name="T12">2</text:span> <text:span text:style-name="T12">Planificador</text:span><text:bookmark-end text:name="__RefHeading___Toc355_2719776763"/></text:h>
      <text:p text:style-name="P3"/>
      <text:p text:style-name="P9"/>
      <text:p text:style-name="P12"><draw:custom-shape text:anchor-type="paragraph" draw:z-index="21" draw:name="Forma1" draw:style-name="gr1" draw:text-style-name="P16" svg:width="13.574cm" svg:height="14.188cm" svg:x="1.753cm" svg:y="-0.08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Forma5" draw:style-name="gr2" draw:text-style-name="P17" svg:width="13.382cm" svg:height="1.038cm" svg:x="1.939cm" svg:y="0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a3" draw:style-name="gr3" draw:text-style-name="P18" svg:width="1.959cm" svg:height="0.715cm" svg:x="4.399cm" svg:y="0.365cm"><draw:text-box><text:p><text:span text:style-name="T13">Menú</text:span></text:p></draw:text-box></draw:frame><draw:custom-shape text:anchor-type="paragraph" draw:z-index="25" draw:name="Forma5" draw:style-name="gr5" svg:width="3.123cm" svg:height="0.689cm" svg:x="11.781cm" svg:y="0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a3" draw:style-name="gr3" draw:text-style-name="P18" svg:width="1.959cm" svg:height="0.715cm" svg:x="2.256cm" svg:y="0.339cm"><draw:text-box><text:p><text:span text:style-name="T13">Logo</text:span></text:p></draw:text-box></draw:frame></text:p>
      <text:p text:style-name="P12"><draw:frame text:anchor-type="paragraph" draw:z-index="26" draw:name="Forma6" draw:style-name="gr6" draw:text-style-name="P20" svg:width="2.488cm" svg:height="0.489cm" svg:x="11.993cm" svg:y="-0.187cm"><draw:text-box><text:p>Usuario</text:p></draw:text-box></draw:frame></text:p>
      <text:p text:style-name="P12"><draw:custom-shape text:anchor-type="paragraph" draw:z-index="24" draw:name="Forma4" draw:style-name="gr4" draw:text-style-name="P19" svg:width="13.045cm" svg:height="5.774cm" svg:x="2.044cm" svg:y="0.37cm"><text:p/><draw:enhanced-geometry svg:viewBox="0 0 21600 21600" draw:type="rectangle" draw:enhanced-path="M 0 0 L 21600 0 21600 21600 0 21600 0 0 Z N"/></draw:custom-shape></text:p>
      <text:p text:style-name="P12"><draw:frame text:anchor-type="paragraph" draw:z-index="27" draw:name="Forma7" draw:style-name="gr7" draw:text-style-name="P20" svg:width="6.06cm" svg:height="0.766cm" svg:x="2.441cm" svg:y="-0.011cm"><draw:text-box><text:p>Area de planificación</text:p></draw:text-box></draw:frame></text:p>
      <text:p text:style-name="P12"><draw:custom-shape text:anchor-type="paragraph" draw:z-index="28" draw:name="Forma8_5" draw:style-name="gr13" draw:text-style-name="P21" svg:width="12.334cm" svg:height="4.365cm" svg:x="2.441cm" svg:y="0.056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29" draw:name="Forma4" draw:style-name="gr14" draw:text-style-name="P19" svg:width="13.045cm" svg:height="3.775cm" svg:x="2.018cm" svg:y="0.215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31" draw:name="Forma9_0" draw:style-name="gr16" draw:text-style-name="P19" svg:width="3.202cm" svg:height="2.555cm" svg:x="2.626cm" svg:y="0.402cm"><text:p/><draw:enhanced-geometry svg:viewBox="0 0 21600 21600" draw:type="rectangle" draw:enhanced-path="M 0 0 L 21600 0 21600 21600 0 21600 0 0 Z N"/></draw:custom-shape><draw:custom-shape text:anchor-type="paragraph" draw:z-index="32" draw:name="Forma9" draw:style-name="gr17" draw:text-style-name="P19" svg:width="2.864cm" svg:height="2.745cm" svg:x="11.194cm" svg:y="0.31cm"><text:p/><draw:enhanced-geometry svg:viewBox="0 0 21600 21600" draw:type="rectangle" draw:enhanced-path="M 0 0 L 21600 0 21600 21600 0 21600 0 0 Z N"/></draw:custom-shape><draw:frame text:anchor-type="paragraph" draw:z-index="33" draw:name="Forma3_1" draw:style-name="gr3" draw:text-style-name="P18" svg:width="1.885cm" svg:height="0.715cm" svg:x="11.405cm" svg:y="0.476cm"><draw:text-box><text:p><text:span text:style-name="T13">Imagen</text:span></text:p></draw:text-box></draw:frame><draw:custom-shape text:anchor-type="paragraph" draw:z-index="30" draw:name="Forma9" draw:style-name="gr15" draw:text-style-name="P19" svg:width="2.837cm" svg:height="2.608cm" svg:x="6.934cm" svg:y="0.31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6"><draw:custom-shape text:anchor-type="paragraph" draw:z-index="35" draw:name="Forma5" draw:style-name="gr12" draw:text-style-name="P17" svg:width="12.932cm" svg:height="1.038cm" svg:x="2.071cm" svg:y="-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6" draw:name="Forma3" draw:style-name="gr3" draw:text-style-name="P18" svg:width="1.959cm" svg:height="0.715cm" svg:x="2.494cm" svg:y="-0.058cm"><draw:text-box><text:p><text:span text:style-name="T13">Pie</text:span></text:p></draw:text-box></draw:frame><draw:custom-shape text:anchor-type="paragraph" draw:z-index="37" draw:name="Forma5" draw:style-name="gr5" svg:width="3.123cm" svg:height="0.689cm" svg:x="11.43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Forma6" draw:style-name="gr6" draw:text-style-name="P20" svg:width="2.488cm" svg:height="0.489cm" svg:x="11.649cm" svg:y="0.005cm"><draw:text-box><text:p>Enlaces</text:p></draw:text-box></draw:frame><text:span text:style-name="T9"/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4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4" meta:word-count="94" meta:character-count="603" meta:non-whitespace-character-count="458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